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4.1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6.443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2.96cm"/>
    </style:style>
    <style:style style:name="co9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i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ombre en el codigo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nombre esquematico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cristal oscil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cristal oscil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/>
          <table:table-cell office:value-type="string" calcext:value-type="string">
            <text:p>Pul_hab_Io</text:p>
          </table:table-cell>
          <table:table-cell office:value-type="string" calcext:value-type="string">
            <text:p>pulsador de habilitación de corriente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number-columns-repeated="2"/>
          <table:table-cell office:value-type="string" calcext:value-type="string">
            <text:p>Pul_hab_Vo</text:p>
          </table:table-cell>
          <table:table-cell office:value-type="string" calcext:value-type="string">
            <text:p>pulsador de habilitación de tensión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/>
          <table:table-cell office:value-type="string" calcext:value-type="string">
            <text:p>led on bo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flanco de corriente</text:p>
          </table:table-cell>
          <table:table-cell office:value-type="string" calcext:value-type="string">
            <text:p>COMP_Io</text:p>
          </table:table-cell>
          <table:table-cell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flanco de tensión</text:p>
          </table:table-cell>
          <table:table-cell office:value-type="string" calcext:value-type="string">
            <text:p>COMP_Vo</text:p>
          </table:table-cell>
          <table:table-cell/>
        </table:table-row>
        <table:table-row table:style-name="ro1"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Rango_Io_C</text:p>
          </table:table-cell>
          <table:table-cell office:value-type="string" calcext:value-type="string">
            <text:p>rango de medición de corriente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Rango_Io_B</text:p>
          </table:table-cell>
          <table:table-cell office:value-type="string" calcext:value-type="string">
            <text:p>rango de medición de corriente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ango_Io_A</text:p>
          </table:table-cell>
          <table:table-cell office:value-type="string" calcext:value-type="string">
            <text:p>rango de medición de corriente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BOOT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OUT_RS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RS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number-columns-repeated="2"/>
          <table:table-cell office:value-type="string" calcext:value-type="string">
            <text:p>LED_Io</text:p>
          </table:table-cell>
          <table:table-cell office:value-type="string" calcext:value-type="string">
            <text:p>un led de corriente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IN_PA3</text:p>
          </table:table-cell>
          <table:table-cell office:value-type="string" calcext:value-type="string">
            <text:p>protección de corriente 3</text:p>
          </table:table-cell>
          <table:table-cell office:value-type="string" calcext:value-type="string">
            <text:p>LED_Vo</text:p>
          </table:table-cell>
          <table:table-cell office:value-type="string" calcext:value-type="string">
            <text:p>un led de tensión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IN_PA2</text:p>
          </table:table-cell>
          <table:table-cell office:value-type="string" calcext:value-type="string">
            <text:p>pretección de corriente 2</text:p>
          </table:table-cell>
          <table:table-cell office:value-type="string" calcext:value-type="string">
            <text:p>HAB_Io</text:p>
          </table:table-cell>
          <table:table-cell office:value-type="string" calcext:value-type="string">
            <text:p>habilitacion amp de corriente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IN_PA1</text:p>
          </table:table-cell>
          <table:table-cell office:value-type="string" calcext:value-type="string">
            <text:p>protección de corriente 1</text:p>
          </table:table-cell>
          <table:table-cell office:value-type="string" calcext:value-type="string">
            <text:p>HAB_Vo</text:p>
          </table:table-cell>
          <table:table-cell office:value-type="string" calcext:value-type="string">
            <text:p>habilitación amp de tensión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N_PV3</text:p>
          </table:table-cell>
          <table:table-cell office:value-type="string" calcext:value-type="string">
            <text:p>protección de tension 3</text:p>
          </table:table-cell>
          <table:table-cell office:value-type="string" calcext:value-type="string">
            <text:p>P_OL_Io</text:p>
          </table:table-cell>
          <table:table-cell office:value-type="string" calcext:value-type="string">
            <text:p>protección de sobrercarga de corriente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IN_PV2</text:p>
          </table:table-cell>
          <table:table-cell office:value-type="string" calcext:value-type="string">
            <text:p>protección de tension 2</text:p>
          </table:table-cell>
          <table:table-cell office:value-type="string" calcext:value-type="string">
            <text:p>P_OL_Vo</text:p>
          </table:table-cell>
          <table:table-cell office:value-type="string" calcext:value-type="string">
            <text:p>protección de sobrecarga de tensión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OUT_D4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D4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OUT_EN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EN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IN_PV1</text:p>
          </table:table-cell>
          <table:table-cell office:value-type="string" calcext:value-type="string">
            <text:p>protección de tension 1</text:p>
          </table:table-cell>
          <table:table-cell office:value-type="string" calcext:value-type="string">
            <text:p>P_Temp_Io</text:p>
          </table:table-cell>
          <table:table-cell office:value-type="string" calcext:value-type="string">
            <text:p>protección de sobretemp. De corriente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IN_P2CERO</text:p>
          </table:table-cell>
          <table:table-cell office:value-type="string" calcext:value-type="string">
            <text:p>Pote 2 en cero</text:p>
          </table:table-cell>
          <table:table-cell office:value-type="string" calcext:value-type="string">
            <text:p>P_Temp_Vo</text:p>
          </table:table-cell>
          <table:table-cell office:value-type="string" calcext:value-type="string">
            <text:p>protección de sobretemp. De tensión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P1CERO</text:p>
          </table:table-cell>
          <table:table-cell office:value-type="string" calcext:value-type="string">
            <text:p>Pote 1 en cero</text:p>
          </table:table-cell>
          <table:table-cell office:value-type="string" calcext:value-type="string">
            <text:p>Rep_Pote_Io</text:p>
          </table:table-cell>
          <table:table-cell office:value-type="string" calcext:value-type="string">
            <text:p>reposición del pote de corriente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OUT_ENAMP2</text:p>
          </table:table-cell>
          <table:table-cell office:value-type="string" calcext:value-type="string">
            <text:p>enable amp 2</text:p>
          </table:table-cell>
          <table:table-cell office:value-type="string" calcext:value-type="string">
            <text:p>Rep_Pote_Vo</text:p>
          </table:table-cell>
          <table:table-cell office:value-type="string" calcext:value-type="string">
            <text:p>reposición del pote de tensión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OUT_ENAMP1</text:p>
          </table:table-cell>
          <table:table-cell office:value-type="string" calcext:value-type="string">
            <text:p>enable amp 1</text:p>
          </table:table-cell>
          <table:table-cell office:value-type="string" calcext:value-type="string">
            <text:p>USART2_RX</text:p>
          </table:table-cell>
          <table:table-cell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deb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deb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OUT_D7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D7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OUT_D6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D6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OUT_D5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D5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dc de corriente</text:p>
          </table:table-cell>
          <table:table-cell office:value-type="string" calcext:value-type="string">
            <text:p>ADC_Io</text:p>
          </table:table-cell>
          <table:table-cell office:value-type="string" calcext:value-type="string">
            <text:p>adc de corriente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adc de tensión</text:p>
          </table:table-cell>
          <table:table-cell office:value-type="string" calcext:value-type="string">
            <text:p>ADC_Vo</text:p>
          </table:table-cell>
          <table:table-cell office:value-type="string" calcext:value-type="string">
            <text:p>adc de tensión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/>
        </table:table-row>
      </table:table>
      <table:table table:name="rango" table:style-name="ta1">
        <office:forms form:automatic-focus="false" form:apply-design-mode="false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ondo de escala ADC</text:p>
          </table:table-cell>
          <table:table-cell office:value-type="float" office:value="4095" calcext:value-type="float">
            <text:p>40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nsión máxima [V]</text:p>
          </table:table-cell>
          <table:table-cell office:value-type="float" office:value="3.3" calcext:value-type="float">
            <text:p>3,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00% de escala [V]</text:p>
          </table:table-cell>
          <table:table-cell table:formula="of:=1.23+[.$B$8]" office:value-type="float" office:value="2.88" calcext:value-type="float">
            <text:p>2,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% máximo</text:p>
          </table:table-cell>
          <table:table-cell office:value-type="float" office:value="1.34" calcext:value-type="float">
            <text:p>1,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% de corte</text:p>
          </table:table-cell>
          <table:table-cell office:value-type="float" office:value="1.3" calcext:value-type="float">
            <text:p>1,3</text:p>
          </table:table-cell>
          <table:table-cell table:number-columns-repeated="6"/>
          <table:table-cell table:style-name="ce6" office:value-type="string" calcext:value-type="string" table:number-columns-spanned="2" table:number-rows-spanned="1">
            <text:p>medicion = codigo * m + b</text:p>
          </table:table-cell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offset [V]</text:p>
          </table:table-cell>
          <table:table-cell office:value-type="float" office:value="1.65" calcext:value-type="float">
            <text:p>1,65</text:p>
          </table:table-cell>
          <table:table-cell table:number-columns-repeated="3"/>
          <table:table-cell table:style-name="ce2" office:value-type="string" calcext:value-type="string">
            <text:p>rango [A]</text:p>
          </table:table-cell>
          <table:table-cell table:style-name="ce2" office:value-type="string" calcext:value-type="string">
            <text:p>corriente máxima</text:p>
          </table:table-cell>
          <table:table-cell table:style-name="ce2" office:value-type="string" calcext:value-type="string">
            <text:p>corriente de cort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0.5" calcext:value-type="float">
            <text:p>0,5</text:p>
          </table:table-cell>
          <table:table-cell table:style-name="ce2" table:formula="of:=[.F9]*[.$B$6]" office:value-type="float" office:value="0.67" calcext:value-type="float">
            <text:p>0,67</text:p>
          </table:table-cell>
          <table:table-cell table:style-name="ce2" table:formula="of:=[.F9]*[.$B$7]" office:value-type="float" office:value="0.65" calcext:value-type="float">
            <text:p>0,65</text:p>
          </table:table-cell>
          <table:table-cell table:style-name="ce2" table:formula="of:=[.G9]/([.$B$3]-[.$B$16])" office:value-type="float" office:value="0.000327308255984367" calcext:value-type="float">
            <text:p>0,000327308255984</text:p>
          </table:table-cell>
          <table:table-cell table:style-name="ce2" table:formula="of:=0-[.G9]" office:value-type="float" office:value="-0.67" calcext:value-type="float">
            <text:p>-0,6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2" table:formula="of:=[.F10]*[.$B$6]" office:value-type="float" office:value="1.34" calcext:value-type="float">
            <text:p>1,34</text:p>
          </table:table-cell>
          <table:table-cell table:style-name="ce2" table:formula="of:=[.F10]*[.$B$7]" office:value-type="float" office:value="1.3" calcext:value-type="float">
            <text:p>1,3</text:p>
          </table:table-cell>
          <table:table-cell table:style-name="ce2" table:formula="of:=[.G10]/([.$B$3]-[.$B$16])" office:value-type="float" office:value="0.000654616511968735" calcext:value-type="float">
            <text:p>0,000654616511969</text:p>
          </table:table-cell>
          <table:table-cell table:style-name="ce2" table:formula="of:=0-[.G10]" office:value-type="float" office:value="-1.34" calcext:value-type="float">
            <text:p>-1,3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style-name="ce2" table:formula="of:=[.F11]*[.$B$6]" office:value-type="float" office:value="2.68" calcext:value-type="float">
            <text:p>2,68</text:p>
          </table:table-cell>
          <table:table-cell table:style-name="ce2" table:formula="of:=[.F11]*[.$B$7]" office:value-type="float" office:value="2.6" calcext:value-type="float">
            <text:p>2,6</text:p>
          </table:table-cell>
          <table:table-cell table:style-name="ce2" table:formula="of:=[.G11]/([.$B$3]-[.$B$16])" office:value-type="float" office:value="0.00130923302393747" calcext:value-type="float">
            <text:p>0,001309233023937</text:p>
          </table:table-cell>
          <table:table-cell table:style-name="ce2" table:formula="of:=0-[.G11]" office:value-type="float" office:value="-2.68" calcext:value-type="float">
            <text:p>-2,6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5" calcext:value-type="float">
            <text:p>5</text:p>
          </table:table-cell>
          <table:table-cell table:style-name="ce2" table:formula="of:=[.F12]*[.$B$6]" office:value-type="float" office:value="6.7" calcext:value-type="float">
            <text:p>6,7</text:p>
          </table:table-cell>
          <table:table-cell table:style-name="ce2" table:formula="of:=[.F12]*[.$B$7]" office:value-type="float" office:value="6.5" calcext:value-type="float">
            <text:p>6,5</text:p>
          </table:table-cell>
          <table:table-cell table:style-name="ce2" table:formula="of:=[.G12]/([.$B$3]-[.$B$16])" office:value-type="float" office:value="0.00327308255984367" calcext:value-type="float">
            <text:p>0,003273082559844</text:p>
          </table:table-cell>
          <table:table-cell table:style-name="ce2" table:formula="of:=0-[.G12]" office:value-type="float" office:value="-6.7" calcext:value-type="float">
            <text:p>-6,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10" calcext:value-type="float">
            <text:p>10</text:p>
          </table:table-cell>
          <table:table-cell table:style-name="ce2" table:formula="of:=[.F13]*[.$B$6]" office:value-type="float" office:value="13.4" calcext:value-type="float">
            <text:p>13,4</text:p>
          </table:table-cell>
          <table:table-cell table:style-name="ce2" table:formula="of:=[.F13]*[.$B$7]" office:value-type="float" office:value="13" calcext:value-type="float">
            <text:p>13</text:p>
          </table:table-cell>
          <table:table-cell table:style-name="ce2" table:formula="of:=[.G13]/([.$B$3]-[.$B$16])" office:value-type="float" office:value="0.00654616511968735" calcext:value-type="float">
            <text:p>0,006546165119687</text:p>
          </table:table-cell>
          <table:table-cell table:style-name="ce2" table:formula="of:=0-[.G13]" office:value-type="float" office:value="-13.4" calcext:value-type="float">
            <text:p>-13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ódigo del 100%</text:p>
          </table:table-cell>
          <table:table-cell table:formula="of:=ROUND([.C14];0)" office:value-type="float" office:value="3574" calcext:value-type="float">
            <text:p>3574</text:p>
          </table:table-cell>
          <table:table-cell table:formula="of:=[.B5]*[.B3]/[.B4]" office:value-type="float" office:value="3573.81818181818" calcext:value-type="float">
            <text:p>3573,81818181818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2" table:formula="of:=[.F14]*[.$B$6]" office:value-type="float" office:value="26.8" calcext:value-type="float">
            <text:p>26,8</text:p>
          </table:table-cell>
          <table:table-cell table:style-name="ce2" table:formula="of:=[.F14]*[.$B$7]" office:value-type="float" office:value="26" calcext:value-type="float">
            <text:p>26</text:p>
          </table:table-cell>
          <table:table-cell table:style-name="ce2" table:formula="of:=[.G14]/([.$B$3]-[.$B$16])" office:value-type="float" office:value="0.0130923302393747" calcext:value-type="float">
            <text:p>0,013092330239375</text:p>
          </table:table-cell>
          <table:table-cell table:style-name="ce2" table:formula="of:=0-[.G14]" office:value-type="float" office:value="-26.8" calcext:value-type="float">
            <text:p>-26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ódigo de corte</text:p>
          </table:table-cell>
          <table:table-cell table:formula="of:=ROUND([.C15];0)" office:value-type="float" office:value="3973" calcext:value-type="float">
            <text:p>3973</text:p>
          </table:table-cell>
          <table:table-cell table:formula="of:=[.B7]*[.B3]/[.B6]" office:value-type="float" office:value="3972.76119402985" calcext:value-type="float">
            <text:p>3972,76119402985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style-name="ce2" table:formula="of:=[.F15]*[.$B$6]" office:value-type="float" office:value="67" calcext:value-type="float">
            <text:p>67</text:p>
          </table:table-cell>
          <table:table-cell table:style-name="ce2" table:formula="of:=[.F15]*[.$B$7]" office:value-type="float" office:value="65" calcext:value-type="float">
            <text:p>65</text:p>
          </table:table-cell>
          <table:table-cell table:style-name="ce2" table:formula="of:=[.G15]/([.$B$3]-[.$B$16])" office:value-type="float" office:value="0.0327308255984367" calcext:value-type="float">
            <text:p>0,032730825598437</text:p>
          </table:table-cell>
          <table:table-cell table:style-name="ce2" table:formula="of:=0-[.G15]" office:value-type="float" office:value="-67" calcext:value-type="float">
            <text:p>-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ódigo de offset</text:p>
          </table:table-cell>
          <table:table-cell table:formula="of:=ROUND([.C16];0)" office:value-type="float" office:value="2048" calcext:value-type="float">
            <text:p>2048</text:p>
          </table:table-cell>
          <table:table-cell table:formula="of:=[.B8]*[.B3]/[.B4]" office:value-type="float" office:value="2047.5" calcext:value-type="float">
            <text:p>2047,5</text:p>
          </table:table-cell>
          <table:table-cell table:number-columns-repeated="3"/>
          <table:table-cell table:style-name="ce5" table:number-columns-repeated="4"/>
          <table:table-cell table:number-columns-repeated="2"/>
        </table:table-row>
        <table:table-row table:style-name="ro1">
          <table:table-cell table:number-columns-repeated="6"/>
          <table:table-cell table:style-name="ce5" table:number-columns-repeated="4"/>
          <table:table-cell table:number-columns-repeated="2"/>
        </table:table-row>
        <table:table-row table:style-name="ro1">
          <table:table-cell table:number-columns-repeated="6"/>
          <table:table-cell table:style-name="ce5" table:number-columns-repeated="4"/>
          <table:table-cell table:number-columns-repeated="2"/>
        </table:table-row>
        <table:table-row table:style-name="ro1">
          <table:table-cell table:number-columns-repeated="6"/>
          <table:table-cell table:style-name="ce5" table:number-columns-repeated="4"/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 table:formula="of:=4095*0.297002-608.11" office:value-type="float" office:value="608.11319" calcext:value-type="float">
            <text:p>608,11319</text:p>
          </table:table-cell>
        </table:table-row>
      </table:table>
      <table:named-expressions/>
      <table:database-ranges>
        <table:database-range table:name="__Anonymous_Sheet_DB__0" table:target-range-address="pines.A1:pines.E33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4:39:03.2856747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4:35:17.814269444</meta:creation-date>
    <meta:generator>LibreOffice/6.4.7.2$Linux_X86_64 LibreOffice_project/40$Build-2</meta:generator>
    <dc:date>2022-03-12T17:34:37.231724160</dc:date>
    <meta:editing-duration>PT1H35M45S</meta:editing-duration>
    <meta:editing-cycles>9</meta:editing-cycles>
    <meta:document-statistic meta:table-count="2" meta:cell-count="197" meta:object-count="0"/>
  </office:meta>
</office:document-meta>
</file>